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6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6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9"><text:tab/>;;;;;;;;;;;;;defw beanhere+room</text:p>
      <text:p text:style-name="P49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6"/>
      <text:p text:style-name="P53"><text:tab/>xor a</text:p>
      <text:p text:style-name="P53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3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8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16"><text:tab/>call pickupcoins</text:p>
      <text:p text:style-name="P16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3">maingamelp</text:span></text:p>
      <text:p text:style-name="P16"><text:tab/>dec a</text:p>
      <text:p text:style-name="P16"><text:tab/>ld (killed),a</text:p>
      <text:p text:style-name="P16"><text:tab/>jp nz,<text:span text:style-name="T3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3"><text:tab/>ld a,2</text:p>
      <text:p text:style-name="P69"><text:tab/>call finishmusic</text:p>
      <text:p text:style-name="P3"/>
      <text:p text:style-name="P53"><text:tab/>ld a,1</text:p>
      <text:p text:style-name="P53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3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3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3"><text:tab/>push ix</text:p>
      <text:p text:style-name="P16"><text:tab/>ld hl,resetrous</text:p>
      <text:p text:style-name="P16"><text:tab/>call z,jumptoroutine</text:p>
      <text:p text:style-name="P53"><text:tab/>pop ix</text:p>
      <text:p text:style-name="P34">notprintyet</text:p>
      <text:p text:style-name="P63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3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3"><text:tab/>push ix</text:p>
      <text:p text:style-name="P16"><text:tab/>ld hl,movingrous</text:p>
      <text:p text:style-name="P16"><text:tab/>call z,jumptoroutine</text:p>
      <text:p text:style-name="P53"><text:tab/>pop ix</text:p>
      <text:p text:style-name="P34">notinthisroom</text:p>
      <text:p text:style-name="P63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4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4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4"><text:tab/>ld (frmno),a</text:p>
      <text:p text:style-name="P16"><text:tab/>push hl</text:p>
      <text:p text:style-name="P16"><text:tab/>call findfrmsize </text:p>
      <text:p text:style-name="P16"><text:tab/>pop hl</text:p>
      <text:p text:style-name="P16"><text:tab/>ld a,(frmheight)</text:p>
      <text:p text:style-name="P16"><text:tab/>ld d,a</text:p>
      <text:p text:style-name="P16"><text:tab/>ld a,(frmwidth)</text:p>
      <text:p text:style-name="P16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4"><text:tab/>ld a,(dontupdatedizzy)</text:p>
      <text:p text:style-name="P16"><text:tab/>and a</text:p>
      <text:p text:style-name="P16"><text:tab/>ret nz</text:p>
      <text:p text:style-name="P16"><text:tab/>ld a,(killed)</text:p>
      <text:p text:style-name="P16"><text:tab/>and a</text:p>
      <text:p text:style-name="P16"><text:soft-page-break/><text:tab/>ret nz</text:p>
      <text:p text:style-name="P16"><text:tab/>ld a,(x)</text:p>
      <text:p text:style-name="P16"><text:tab/>add a,32</text:p>
      <text:p text:style-name="P16"><text:tab/>ld c,a</text:p>
      <text:p text:style-name="P16"><text:tab/>ld a,(y)</text:p>
      <text:p text:style-name="P16"><text:tab/>sub eggheight</text:p>
      <text:p text:style-name="P16"><text:tab/>ld b,a<text:tab/><text:tab/>;;c=x and b=y diz2</text:p>
      <text:p text:style-name="P16"><text:tab/><text:tab/><text:tab/><text:tab/>;;e=w1 <text:s/>d=h1</text:p>
      <text:p text:style-name="P16"><text:tab/><text:tab/><text:tab/><text:tab/>;;l=x1 <text:s/>h=y1</text:p>
      <text:p text:style-name="P34">collision</text:p>
      <text:p text:style-name="P34"><text:tab/>ld a,l</text:p>
      <text:p text:style-name="P16"><text:tab/>sub c</text:p>
      <text:p text:style-name="P16"><text:tab/>jr c,collidex1</text:p>
      <text:p text:style-name="P16"><text:tab/>cp eggwidth</text:p>
      <text:p text:style-name="P16"><text:tab/>ret nc</text:p>
      <text:p text:style-name="P16"><text:tab/>jr collidey</text:p>
      <text:p text:style-name="P34">collidex1</text:p>
      <text:p text:style-name="P34"><text:tab/>dec a</text:p>
      <text:p text:style-name="P16"><text:tab/>add a,e</text:p>
      <text:p text:style-name="P16"><text:tab/>ret nc</text:p>
      <text:p text:style-name="P16"/>
      <text:p text:style-name="P34">collidey</text:p>
      <text:p text:style-name="P34"><text:tab/>ld a,h</text:p>
      <text:p text:style-name="P16"><text:tab/>sub b</text:p>
      <text:p text:style-name="P16"><text:tab/>jr c,collidey1</text:p>
      <text:p text:style-name="P16"><text:tab/>cp eggheight</text:p>
      <text:p text:style-name="P16"><text:tab/>ret</text:p>
      <text:p text:style-name="P34">collidey1</text:p>
      <text:p text:style-name="P34"><text:tab/>dec a</text:p>
      <text:p text:style-name="P16"><text:tab/>add a,d</text:p>
      <text:p text:style-name="P16"><text:tab/>ret</text:p>
      <text:p text:style-name="P16"><text:tab/></text:p>
      <text:p text:style-name="P16">eggheight<text:tab/>equ 18</text:p>
      <text:p text:style-name="P16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66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40"><text:tab/>call findfrmsize</text:p>
      <text:p text:style-name="P40"><text:tab/>bit 5,(ix+colour)</text:p>
      <text:p text:style-name="P40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3"><text:tab/>pop ix</text:p>
      <text:p text:style-name="P53"><text:tab/>push ix</text:p>
      <text:p text:style-name="P53"><text:tab/>bit 5,(ix+colour)</text:p>
      <text:p text:style-name="P53"><text:tab/>call nz,plotattris2</text:p>
      <text:p text:style-name="P53"><text:tab/>pop ix</text:p>
      <text:p text:style-name="P16"><text:tab/>ret</text:p>
      <text:p text:style-name="P3"/>
      <text:p text:style-name="P45">plotattris1</text:p>
      <text:p text:style-name="P45">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jp plotattris</text:p>
      <text:p text:style-name="P40">plotattris2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ld a,7+64</text:p>
      <text:p text:style-name="P40"><text:tab/>ld (frmattri),a</text:p>
      <text:p text:style-name="P40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50"><text:tab/>ret</text:p>
      <text:p text:style-name="P3"/>
      <text:p text:style-name="P3"/>
      <text:p text:style-name="P34">pickupcoins</text:p>
      <text:p text:style-name="P34"><text:tab/>ld a,(pickup)</text:p>
      <text:p text:style-name="P16"><text:tab/>and a</text:p>
      <text:p text:style-name="P16"><text:tab/>ret z</text:p>
      <text:p text:style-name="P16"><text:tab/>ld b,totalcoins</text:p>
      <text:p text:style-name="P16"><text:tab/>ld ix,cointable</text:p>
      <text:p text:style-name="P34">testpickupcoin</text:p>
      <text:p text:style-name="P34"><text:tab/>ld a,(roomno)</text:p>
      <text:p text:style-name="P16"><text:tab/>cp (ix+2)</text:p>
      <text:p text:style-name="P16"><text:tab/>jr nz,nocoinhere</text:p>
      <text:p text:style-name="P53"><text:tab/>push bc</text:p>
      <text:p text:style-name="P16"><text:tab/>xor a</text:p>
      <text:p text:style-name="P16"><text:tab/>call collidewithdizzy3</text:p>
      <text:p text:style-name="P16"><text:tab/>jr nc,notovercoin</text:p>
      <text:p text:style-name="P16"><text:tab/>set 7,(ix+2)</text:p>
      <text:p text:style-name="P16"><text:tab/>call addtocoins</text:p>
      <text:p text:style-name="P16"><text:tab/>xor a</text:p>
      <text:p text:style-name="P16"><text:tab/>ld (pickup),a</text:p>
      <text:p text:style-name="P53"><text:tab/>push ix</text:p>
      <text:p text:style-name="P53"><text:tab/>ld a,5</text:p>
      <text:p text:style-name="P53"><text:tab/>call starttune</text:p>
      <text:p text:style-name="P16"><text:tab/>ld hl,youfoundcoinmess</text:p>
      <text:p text:style-name="P16"><text:tab/>call windowrou</text:p>
      <text:p text:style-name="P53"><text:tab/>pop ix</text:p>
      <text:p text:style-name="P34">notovercoin</text:p>
      <text:p text:style-name="P63"><text:tab/>pop bc</text:p>
      <text:p text:style-name="P34">nocoinhere</text:p>
      <text:p text:style-name="P34"><text:tab/>ld de,3</text:p>
      <text:p text:style-name="P16"><text:tab/>add ix,de</text:p>
      <text:p text:style-name="P16"><text:tab/>djnz testpickupcoin</text:p>
      <text:p text:style-name="P16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4"><text:tab/>push bc</text:p>
      <text:p text:style-name="P53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3"><text:tab/>pop ix</text:p>
      <text:p text:style-name="P16"><text:tab/>ld l,(ix+0)</text:p>
      <text:p text:style-name="P16"><text:tab/>ld a,(ix+1)</text:p>
      <text:p text:style-name="P16"><text:tab/>add a,6</text:p>
      <text:p text:style-name="P16"><text:tab/>ld h,a</text:p>
      <text:p text:style-name="P16"><text:tab/>ld a,91</text:p>
      <text:p text:style-name="P16"><text:tab/>call joincollide</text:p>
      <text:p text:style-name="P16"><text:tab/>jr nc,notdrowned</text:p>
      <text:p text:style-name="P3"/>
      <text:p text:style-name="P16"><text:tab/>ld a,30</text:p>
      <text:p text:style-name="P16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6"><text:tab/>ld hl,killedbyvolcano</text:p>
      <text:p text:style-name="P16"><text:tab/>ld a,(roomno)</text:p>
      <text:p text:style-name="P16"><text:tab/>cp 77</text:p>
      <text:p text:style-name="P16"><text:tab/>jr z,yesfellinlava</text:p>
      <text:p text:style-name="P16"><text:tab/>ld hl,killedbywater</text:p>
      <text:p text:style-name="P33">yesfellinlava</text:p>
      <text:p text:style-name="P33"><text:tab/>ld (killedmess),hl</text:p>
      <text:p text:style-name="P16">notdrowned</text:p>
      <text:p text:style-name="P53"><text:tab/>ld de,3</text:p>
      <text:p text:style-name="P53"><text:tab/>add ix,de</text:p>
      <text:p text:style-name="P53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3"><text:tab/>ld b,a</text:p>
      <text:p text:style-name="P33">updateflamelp</text:p>
      <text:p text:style-name="P54"><text:tab/>push bc</text:p>
      <text:p text:style-name="P16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6"><text:tab/>ld a,115</text:p>
      <text:p text:style-name="P16"><text:tab/>call collidewithdizzy3</text:p>
      <text:p text:style-name="P16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3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6"><text:tab/>ld e,(ix+0)</text:p>
      <text:p text:style-name="P16"><text:tab/>ld l,(ix+1)</text:p>
      <text:p text:style-name="P16"><text:tab/>ld a,115</text:p>
      <text:p text:style-name="P54">simprintflame</text:p>
      <text:p text:style-name="P54"><text:tab/>push ix</text:p>
      <text:p text:style-name="P40"><text:tab/>call store_sprite_vars</text:p>
      <text:p text:style-name="P16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33">pickupablerou</text:p>
      <text:p text:style-name="P33"><text:tab/>ld a,(pickup)</text:p>
      <text:p text:style-name="P16"><text:tab/>and a</text:p>
      <text:p text:style-name="P16"><text:tab/>ret z</text:p>
      <text:p text:style-name="P16"><text:tab/>call collidewithdizzy16</text:p>
      <text:p text:style-name="P16"><text:tab/>ret nc</text:p>
      <text:p text:style-name="P16"><text:tab/>xor a</text:p>
      <text:p text:style-name="P16"><text:tab/>ld (pickup),a</text:p>
      <text:p text:style-name="P16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6"><text:tab/>cp 1</text:p>
      <text:p text:style-name="P3"><text:tab/>jr z,pickingupbag</text:p>
      <text:p text:style-name="P16"><text:soft-page-break/><text:tab/>cp 3</text:p>
      <text:p text:style-name="P3"><text:tab/>jr z,pickupmanure </text:p>
      <text:p text:style-name="P16"><text:tab/>cp 32</text:p>
      <text:p text:style-name="P3"><text:tab/>jr c,notpickingupbag</text:p>
      <text:p text:style-name="P16"><text:tab/>cp 40</text:p>
      <text:p text:style-name="P3"><text:tab/>jp c,talkingtopeople</text:p>
      <text:p text:style-name="P3"/>
      <text:p text:style-name="P71">notpickingupbag</text:p>
      <text:p text:style-name="P9"><text:tab/>ld hl,objectscarried</text:p>
      <text:p text:style-name="P3"><text:tab/>ld b,0</text:p>
      <text:p text:style-name="P71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71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71">nomovingback</text:p>
      <text:p text:style-name="P9"><text:tab/>ld a,(slotno)</text:p>
      <text:p text:style-name="P3"><text:tab/>ld (objectscarried),a</text:p>
      <text:p text:style-name="P71">backtoinvent</text:p>
      <text:p text:style-name="P9"><text:tab/>ld (ix+room),255</text:p>
      <text:p text:style-name="P3"><text:tab/>jp inventoryrou</text:p>
      <text:p text:style-name="P71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3">resetpickupable<text:tab/>equ printmoving</text:p>
      <text:p text:style-name="P3"/>
      <text:p text:style-name="P71">pickingupbag</text:p>
      <text:p text:style-name="P71"><text:tab/>ld (bag),a</text:p>
      <text:p text:style-name="P70"><text:tab/>xor a</text:p>
      <text:p text:style-name="P70"><text:tab/>ld (objectscarried+2),a</text:p>
      <text:p text:style-name="P70"><text:tab/>jr backtoinvent</text:p>
      <text:p text:style-name="P71">pickupmanure</text:p>
      <text:p text:style-name="P71"><text:tab/>ld a,(manurehere+var1)</text:p>
      <text:p text:style-name="P70"><text:tab/>and a</text:p>
      <text:p text:style-name="P3"><text:tab/>jp nz,tryputtingdown1</text:p>
      <text:p text:style-name="P70"><text:tab/>ld hl,pickupmanuremess</text:p>
      <text:p text:style-name="P70"><text:tab/>ld a,1</text:p>
      <text:p text:style-name="P70"><text:tab/>ld (manurehere+var1),a</text:p>
      <text:p text:style-name="P70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16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3">proxpicture</text:p>
      <text:p text:style-name="P33"><text:tab/>defb 52<text:tab/>;;room</text:p>
      <text:p text:style-name="P16"><text:tab/>defb 62,104<text:tab/>;;;x,y</text:p>
      <text:p text:style-name="P16"><text:tab/>defb 5,16<text:tab/>;;;w,h</text:p>
      <text:p text:style-name="P33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3">;;;;;;;;;;;;;;;;;;;;;;;;;;;;;;;;;;;;;;;;;;;;;;;;;;;RAT </text:p>
      <text:p text:style-name="P3"/>
      <text:p text:style-name="P16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16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16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16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16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9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6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6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3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7">scrolledbyte</text:p>
      <text:p text:style-name="P47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7">movestartdown</text:p>
      <text:p text:style-name="P47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7">storenewfrmloc</text:p>
      <text:p text:style-name="P47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7">storeplotbyte</text:p>
      <text:p text:style-name="P47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7">storeplot</text:p>
      <text:p text:style-name="P47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7">frmylp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</text:p>
      <text:p text:style-name="P47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7">plotbytepatch</text:p>
      <text:p text:style-name="P47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7">spritepatch</text:p>
      <text:p text:style-name="P47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7">addtodef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7">revbyte</text:p>
      <text:p text:style-name="P47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7">onhalfspacing1</text:p>
      <text:p text:style-name="P47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7"><text:soft-page-break/>onhalfdir</text:p>
      <text:p text:style-name="P47"><text:tab/>and a</text:p>
      <text:p text:style-name="P40"><text:tab/>jp z,storecallpatch</text:p>
      <text:p text:style-name="P40"><text:tab/>ld hl,plotlinedirrev</text:p>
      <text:p text:style-name="P40"/>
      <text:p text:style-name="P47">storecallpatch</text:p>
      <text:p text:style-name="P47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7">frmylp1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1</text:p>
      <text:p text:style-name="P47"><text:tab/>ld bc,0000<text:tab/>;patched</text:p>
      <text:p text:style-name="P40"><text:tab/>add hl,bc</text:p>
      <text:p text:style-name="P40"/>
      <text:p text:style-name="P47">acrosshalf</text:p>
      <text:p text:style-name="P47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7">plotlinepatch</text:p>
      <text:p text:style-name="P47"><text:tab/>call plotlinexor</text:p>
      <text:p text:style-name="P40"/>
      <text:p text:style-name="P40"/>
      <text:p text:style-name="P40"><text:tab/>ex de,hl</text:p>
      <text:p text:style-name="P47">addtodef1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7">plotlinexor</text:p>
      <text:p text:style-name="P47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7">leftsidexor</text:p>
      <text:p text:style-name="P47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7">plotlinedir</text:p>
      <text:p text:style-name="P47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7">leftsidedir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dir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7">plotlinexorrev</text:p>
      <text:p text:style-name="P47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7">leftsidexorrev</text:p>
      <text:p text:style-name="P47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7">plotlinedirrev</text:p>
      <text:p text:style-name="P47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7">leftsidedirrev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<text:soft-page-break/>rightsidedirrev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3"><text:tab/>call openwindow<text:tab/></text:p>
      <text:p text:style-name="P53"><text:tab/>call flipifnecessary</text:p>
      <text:p text:style-name="P16"><text:tab/>call prtmessage1</text:p>
      <text:p text:style-name="P53"><text:tab/>call flipifnecessary</text:p>
      <text:p text:style-name="P53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5">changexy</text:p>
      <text:p text:style-name="P51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3"><text:tab/>ld a,6</text:p>
      <text:p text:style-name="P53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6">inkey</text:p>
      <text:p text:style-name="P46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6">inkeypatch</text:p>
      <text:p text:style-name="P46"><text:tab/>res 0,b</text:p>
      <text:p text:style-name="P40"><text:tab/>in a,(c)</text:p>
      <text:p text:style-name="P46">inkeypat1</text:p>
      <text:p text:style-name="P46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6">kempston</text:p>
      <text:p text:style-name="P46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6">inkeypat2</text:p>
      <text:p text:style-name="P46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6">inkey</text:p>
      <text:p text:style-name="P46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6">kpatch</text:p>
      <text:p text:style-name="P46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6">getkeybyte</text:p>
      <text:p text:style-name="P46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6">getkeyslp</text:p>
      <text:p text:style-name="P46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6">reskey</text:p>
      <text:p text:style-name="P46"><text:tab/>and a</text:p>
      <text:p text:style-name="P40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7">setup</text:p>
      <text:p text:style-name="P46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6">checkkemlp</text:p>
      <text:p text:style-name="P46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6">fitted</text:p>
      <text:p text:style-name="P46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3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16"><text:tab/>if seecoins=0</text:p>
      <text:p text:style-name="P16"><text:tab/>call putcoinsinroom</text:p>
      <text:p text:style-name="P16"><text:tab/>call resetroommoving</text:p>
      <text:p text:style-name="P16"><text:tab/>endif</text:p>
      <text:p text:style-name="P16"/>
      <text:p text:style-name="P16"><text:tab/>if seecoins=1</text:p>
      <text:p text:style-name="P16"><text:tab/>call resetroommoving</text:p>
      <text:p text:style-name="P16"><text:tab/>call putcoinsinroom</text:p>
      <text:p text:style-name="P16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8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31"><text:tab/>ld a,(pickup)</text:p>
      <text:p text:style-name="P16"><text:tab/>and a</text:p>
      <text:p text:style-name="P16"><text:tab/>ret z</text:p>
      <text:p text:style-name="P16"><text:tab/>ld hl,proxpicture</text:p>
      <text:p text:style-name="P16"><text:tab/>call checkproximity1</text:p>
      <text:p text:style-name="P31">tryputtingdown1</text:p>
      <text:p text:style-name="P31"><text:tab/>ld a,1</text:p>
      <text:p text:style-name="P16"><text:tab/>ld (tryputdownvar),a</text:p>
      <text:p text:style-name="P31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16"><text:tab/>ld a,(objectscarried)</text:p>
      <text:p text:style-name="P16"><text:tab/>ld hl,nothingatallmess</text:p>
      <text:p text:style-name="P16"><text:tab/>and a</text:p>
      <text:p text:style-name="P16"><text:tab/>call z,prtmessage</text:p>
      <text:p text:style-name="P3"/>
      <text:p text:style-name="P16"><text:tab/>ld a,(toomuchtohold)</text:p>
      <text:p text:style-name="P16"><text:tab/>ld hl,carryingtoomuchmess</text:p>
      <text:p text:style-name="P16"><text:tab/>and a</text:p>
      <text:p text:style-name="P16"><text:tab/>jr nz,gottoomuchpointer</text:p>
      <text:p text:style-name="P16"><text:tab/>ld hl,selectitemmess</text:p>
      <text:p text:style-name="P16">gottoomuchpointer</text:p>
      <text:p text:style-name="P16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1"><text:tab/>push ix</text:p>
      <text:p text:style-name="P16"><text:tab/>call resetuproom</text:p>
      <text:p text:style-name="P53"><text:tab/>pop ix</text:p>
      <text:p text:style-name="P16"><text:tab/>xor a</text:p>
      <text:p text:style-name="P16"><text:tab/>ld (tryputdownvar),a</text:p>
      <text:p text:style-name="P16"><text:tab/>ld (dontupdatedizzy),a</text:p>
      <text:p text:style-name="P16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3"><text:tab/>ld a,11</text:p>
      <text:p text:style-name="P53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31">checkproximity1</text:p>
      <text:p text:style-name="P31"><text:tab/>ld a,(roomno)</text:p>
      <text:p text:style-name="P16"><text:tab/>cp (hl)</text:p>
      <text:p text:style-name="P16"><text:tab/>ret nz</text:p>
      <text:p text:style-name="P16"><text:tab/>inc hl</text:p>
      <text:p text:style-name="P16"><text:tab/>ld e,(hl)</text:p>
      <text:p text:style-name="P16"><text:tab/>inc hl</text:p>
      <text:p text:style-name="P16"><text:tab/>ld d,(hl)</text:p>
      <text:p text:style-name="P16"><text:tab/>inc hl</text:p>
      <text:p text:style-name="P16"><text:tab/>ld a,(hl)</text:p>
      <text:p text:style-name="P16"><text:tab/>inc hl</text:p>
      <text:p text:style-name="P16"><text:tab/>ld b,(hl)</text:p>
      <text:p text:style-name="P16"><text:tab/>inc hl</text:p>
      <text:p text:style-name="P16"><text:tab/>push hl</text:p>
      <text:p text:style-name="P16"><text:tab/>ld l,a</text:p>
      <text:p text:style-name="P16"><text:tab/>ld h,b</text:p>
      <text:p text:style-name="P16"><text:tab/>ex de,hl</text:p>
      <text:p text:style-name="P16"><text:tab/>call proximitycollide</text:p>
      <text:p text:style-name="P16"><text:tab/>pop hl</text:p>
      <text:p text:style-name="P16"><text:tab/>ret nc</text:p>
      <text:p text:style-name="P16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3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3">poscheat<text:tab/>defb 0</text:p>
      <text:p text:style-name="P16">oldclock<text:tab/>defb 0</text:p>
      <text:p text:style-name="P16"><text:soft-page-break/>clock<text:tab/>defb 0</text:p>
      <text:p text:style-name="P53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3">colourtable<text:tab/>defb 2,3,4,5,6,5,4,3</text:p>
      <text:p text:style-name="P3">lastkeybyte<text:tab/>defb 0</text:p>
      <text:p text:style-name="P16">tryputdownvar<text:tab/>defb 0</text:p>
      <text:p text:style-name="P53">flipscreen<text:tab/>defb 0</text:p>
      <text:p text:style-name="P53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2">updatedizzy1</text:span><text:tab/></text:p>
      <text:p text:style-name="P61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2-06T15:16:04.621715390</dc:date>
    <meta:editing-duration>P2DT3H57M7S</meta:editing-duration>
    <meta:editing-cycles>174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44" meta:non-whitespace-character-count="110665"/>
  </office:meta>
</office:document-meta>
</file>